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08e" officeooo:paragraph-rsid="0004008e"/>
    </style:style>
    <style:style style:name="P2" style:family="paragraph" style:parent-style-name="Standard">
      <style:text-properties officeooo:rsid="0005baa9" officeooo:paragraph-rsid="0005baa9"/>
    </style:style>
    <style:style style:name="P3" style:family="paragraph" style:parent-style-name="Standard">
      <style:text-properties officeooo:rsid="000729ff" officeooo:paragraph-rsid="000729ff"/>
    </style:style>
    <style:style style:name="P4" style:family="paragraph" style:parent-style-name="Standard">
      <style:text-properties officeooo:rsid="000c2cb3" officeooo:paragraph-rsid="000c2cb3"/>
    </style:style>
    <style:style style:name="P5" style:family="paragraph" style:parent-style-name="Standard">
      <style:text-properties officeooo:rsid="000e19cd" officeooo:paragraph-rsid="000e19cd"/>
    </style:style>
    <style:style style:name="P6" style:family="paragraph" style:parent-style-name="Standard">
      <style:text-properties officeooo:rsid="000ff92a" officeooo:paragraph-rsid="000ff92a"/>
    </style:style>
    <style:style style:name="P7" style:family="paragraph" style:parent-style-name="Standard">
      <style:text-properties officeooo:rsid="0013f1e4" officeooo:paragraph-rsid="0013f1e4"/>
    </style:style>
    <style:style style:name="P8" style:family="paragraph" style:parent-style-name="Standard">
      <style:text-properties officeooo:rsid="0015c00b" officeooo:paragraph-rsid="0015c00b"/>
    </style:style>
    <style:style style:name="P9" style:family="paragraph" style:parent-style-name="Standard">
      <style:text-properties officeooo:rsid="0018c5d3" officeooo:paragraph-rsid="0018c5d3"/>
    </style:style>
    <style:style style:name="P10" style:family="paragraph" style:parent-style-name="Standard">
      <style:text-properties officeooo:rsid="001f762b" officeooo:paragraph-rsid="001f762b"/>
    </style:style>
    <style:style style:name="P11" style:family="paragraph" style:parent-style-name="Standard">
      <style:text-properties officeooo:rsid="00226b79" officeooo:paragraph-rsid="00226b79"/>
    </style:style>
    <style:style style:name="P12" style:family="paragraph" style:parent-style-name="Standard">
      <style:text-properties officeooo:rsid="00259d43" officeooo:paragraph-rsid="00259d43"/>
    </style:style>
    <style:style style:name="P13" style:family="paragraph" style:parent-style-name="Standard">
      <style:text-properties fo:font-weight="bold" officeooo:rsid="00259d43" officeooo:paragraph-rsid="00259d43" style:font-weight-asian="bold" style:font-weight-complex="bold"/>
    </style:style>
    <style:style style:name="P14" style:family="paragraph" style:parent-style-name="Standard">
      <style:text-properties officeooo:rsid="00274f7e" officeooo:paragraph-rsid="00274f7e"/>
    </style:style>
    <style:style style:name="P15" style:family="paragraph" style:parent-style-name="Standard">
      <style:text-properties officeooo:rsid="00283aa7" officeooo:paragraph-rsid="00283aa7"/>
    </style:style>
    <style:style style:name="P16" style:family="paragraph" style:parent-style-name="Standard">
      <style:text-properties officeooo:rsid="0028af5a" officeooo:paragraph-rsid="0028af5a"/>
    </style:style>
    <style:style style:name="P17" style:family="paragraph" style:parent-style-name="Standard">
      <style:text-properties officeooo:rsid="002910e4" officeooo:paragraph-rsid="002910e4"/>
    </style:style>
    <style:style style:name="P18" style:family="paragraph" style:parent-style-name="Standard">
      <style:text-properties officeooo:rsid="002da922" officeooo:paragraph-rsid="002da922"/>
    </style:style>
    <style:style style:name="P19" style:family="paragraph" style:parent-style-name="Standard">
      <style:text-properties officeooo:rsid="00318c38" officeooo:paragraph-rsid="00318c38"/>
    </style:style>
    <style:style style:name="P20" style:family="paragraph" style:parent-style-name="Standard">
      <style:text-properties officeooo:rsid="00318c38" officeooo:paragraph-rsid="0036e4d6"/>
    </style:style>
    <style:style style:name="P21" style:family="paragraph" style:parent-style-name="Standard">
      <style:text-properties officeooo:rsid="0038e152" officeooo:paragraph-rsid="0038e152"/>
    </style:style>
    <style:style style:name="P22" style:family="paragraph" style:parent-style-name="Standard">
      <style:text-properties officeooo:rsid="003b2be1" officeooo:paragraph-rsid="003b2be1"/>
    </style:style>
    <style:style style:name="P23" style:family="paragraph" style:parent-style-name="Standard">
      <style:text-properties fo:font-weight="bold" officeooo:rsid="00548eda" officeooo:paragraph-rsid="00548eda" style:font-weight-asian="bold" style:font-weight-complex="bold"/>
    </style:style>
    <style:style style:name="P24" style:family="paragraph" style:parent-style-name="Standard">
      <style:text-properties fo:font-weight="bold" officeooo:rsid="00548eda" officeooo:paragraph-rsid="0054cb44" style:font-weight-asian="bold" style:font-weight-complex="bold"/>
    </style:style>
    <style:style style:name="P25" style:family="paragraph" style:parent-style-name="Standard">
      <style:text-properties fo:font-weight="bold" officeooo:rsid="00621879" officeooo:paragraph-rsid="00621879"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fcaf8" officeooo:paragraph-rsid="002fcaf8"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3bb043" officeooo:paragraph-rsid="003bb043" style:font-weight-asian="bold" style:font-weight-complex="bold"/>
    </style:style>
    <style:style style:name="P28" style:family="paragraph" style:parent-style-name="Standard">
      <style:text-properties officeooo:rsid="0041b7a6" officeooo:paragraph-rsid="0041b7a6"/>
    </style:style>
    <style:style style:name="P29" style:family="paragraph" style:parent-style-name="Standard">
      <style:text-properties officeooo:rsid="0042f3b2" officeooo:paragraph-rsid="0042f3b2"/>
    </style:style>
    <style:style style:name="P30" style:family="paragraph" style:parent-style-name="Standard">
      <style:text-properties officeooo:rsid="00446043" officeooo:paragraph-rsid="00446043"/>
    </style:style>
    <style:style style:name="P31" style:family="paragraph" style:parent-style-name="Standard">
      <style:text-properties officeooo:rsid="00470cf4" officeooo:paragraph-rsid="00470cf4"/>
    </style:style>
    <style:style style:name="P32" style:family="paragraph" style:parent-style-name="Standard">
      <style:text-properties officeooo:rsid="004e8589" officeooo:paragraph-rsid="004e8589"/>
    </style:style>
    <style:style style:name="P33" style:family="paragraph" style:parent-style-name="Standard">
      <style:text-properties officeooo:rsid="0050edd5" officeooo:paragraph-rsid="0050edd5"/>
    </style:style>
    <style:style style:name="P34" style:family="paragraph" style:parent-style-name="Standard" style:list-style-name="L1">
      <style:text-properties officeooo:rsid="00621879" officeooo:paragraph-rsid="00621879"/>
    </style:style>
    <style:style style:name="P35" style:family="paragraph" style:parent-style-name="Standard" style:list-style-name="L1">
      <style:text-properties officeooo:rsid="00625b0c" officeooo:paragraph-rsid="00625b0c"/>
    </style:style>
    <style:style style:name="P36" style:family="paragraph" style:parent-style-name="Standard" style:list-style-name="L1">
      <style:text-properties officeooo:rsid="00670848" officeooo:paragraph-rsid="00670848"/>
    </style:style>
    <style:style style:name="T1" style:family="text">
      <style:text-properties officeooo:rsid="0010e8fb"/>
    </style:style>
    <style:style style:name="T2" style:family="text">
      <style:text-properties officeooo:rsid="00159573"/>
    </style:style>
    <style:style style:name="T3" style:family="text">
      <style:text-properties officeooo:rsid="00174ac5"/>
    </style:style>
    <style:style style:name="T4" style:family="text">
      <style:text-properties officeooo:rsid="001a7082"/>
    </style:style>
    <style:style style:name="T5" style:family="text">
      <style:text-properties officeooo:rsid="0020c8ea"/>
    </style:style>
    <style:style style:name="T6" style:family="text">
      <style:text-properties officeooo:rsid="00283aa7"/>
    </style:style>
    <style:style style:name="T7" style:family="text">
      <style:text-properties officeooo:rsid="0029f14b"/>
    </style:style>
    <style:style style:name="T8" style:family="text">
      <style:text-properties officeooo:rsid="002e355b"/>
    </style:style>
    <style:style style:name="T9" style:family="text">
      <style:text-properties officeooo:rsid="0030c6be"/>
    </style:style>
    <style:style style:name="T10" style:family="text">
      <style:text-properties officeooo:rsid="0032e369"/>
    </style:style>
    <style:style style:name="T11" style:family="text">
      <style:text-properties officeooo:rsid="0036e4d6"/>
    </style:style>
    <style:style style:name="T12" style:family="text">
      <style:text-properties officeooo:rsid="00392c96"/>
    </style:style>
    <style:style style:name="T13" style:family="text">
      <style:text-properties officeooo:rsid="003cbcb9"/>
    </style:style>
    <style:style style:name="T14" style:family="text">
      <style:text-properties officeooo:rsid="003dca93"/>
    </style:style>
    <style:style style:name="T15" style:family="text">
      <style:text-properties officeooo:rsid="003f206b"/>
    </style:style>
    <style:style style:name="T16" style:family="text">
      <style:text-properties officeooo:rsid="0045323b"/>
    </style:style>
    <style:style style:name="T17" style:family="text">
      <style:text-properties officeooo:rsid="0048937c"/>
    </style:style>
    <style:style style:name="T18" style:family="text">
      <style:text-properties officeooo:rsid="00489c8a"/>
    </style:style>
    <style:style style:name="T19" style:family="text">
      <style:text-properties officeooo:rsid="004a0b45"/>
    </style:style>
    <style:style style:name="T20" style:family="text">
      <style:text-properties officeooo:rsid="0051774b"/>
    </style:style>
    <style:style style:name="T21" style:family="text">
      <style:text-properties officeooo:rsid="00523c28"/>
    </style:style>
    <style:style style:name="T22" style:family="text">
      <style:text-properties officeooo:rsid="005541a0"/>
    </style:style>
    <style:style style:name="T23" style:family="text">
      <style:text-properties officeooo:rsid="00572387"/>
    </style:style>
    <style:style style:name="T24" style:family="text">
      <style:text-properties officeooo:rsid="005890ee"/>
    </style:style>
    <style:style style:name="T25" style:family="text">
      <style:text-properties officeooo:rsid="005a2aa9"/>
    </style:style>
    <style:style style:name="T26" style:family="text">
      <style:text-properties officeooo:rsid="0064b4d1"/>
    </style:style>
    <style:style style:name="T27" style:family="text">
      <style:text-properties officeooo:rsid="0065261a"/>
    </style:style>
    <style:style style:name="T28" style:family="text">
      <style:text-properties officeooo:rsid="0065616b"/>
    </style:style>
    <style:style style:name="T29" style:family="text">
      <style:text-properties officeooo:rsid="0066379a"/>
    </style:style>
    <style:style style:name="T30" style:family="text">
      <style:text-properties officeooo:rsid="00673c4e"/>
    </style:style>
    <style:style style:name="T31" style:family="text">
      <style:text-properties officeooo:rsid="0067d1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0</text:p>
      <text:p text:style-name="P1">loss leaders:</text:p>
      <text:p text:style-name="P1">UNH: entered at 8%. </text:p>
      <text:p text:style-name="P1"/>
      <text:p text:style-name="P2">Conclusion:</text:p>
      <text:p text:style-name="P2">lack of a margin of safety coupled with iteration of the whole probability space → guarantees loss on some names.</text:p>
      <text:p text:style-name="P2"/>
      <text:p text:style-name="P2">If you enter into contracts with no pre-set entry level, given infinit volatility, it will reach the absorption <text:s/>state and your losses will not have a lower bound. </text:p>
      <text:p text:style-name="P1"/>
      <text:p text:style-name="P3">进了房间以后 enter into meditation state, pay attention to physical (living in the moment), your breathing. 这样睡眠效果倍增。 </text:p>
      <text:p text:style-name="P3"/>
      <text:p text:style-name="P3">忘掉social media. </text:p>
      <text:p text:style-name="Standard"/>
      <text:p text:style-name="P4">5.2</text:p>
      <text:p text:style-name="P4"/>
      <text:p text:style-name="P5">Margin of safety for entrance</text:p>
      <text:p text:style-name="P5">Bid less 0.3%, Ask plus 0.3%</text:p>
      <text:p text:style-name="P5">This offers an entrance advantage which is supposed to offset the transaction cost. </text:p>
      <text:p text:style-name="P6"/>
      <text:p text:style-name="P6">On 5.1 (US time), traded 35000 shares, <text:span text:style-name="T1">paying $100 in commissions.</text:span></text:p>
      <text:p text:style-name="P6"/>
      <text:p text:style-name="P7">Problem: bid less 0.3% is already below mOpen. Potentially you will cut before <text:span text:style-name="T2">adder completes. (No, because position will be 0 before adder completes and cutter won’t proceed unless position is non zero)</text:span></text:p>
      <text:p text:style-name="P7"/>
      <text:p text:style-name="P8">When adder completes you are already below mOpen and sell order will be <text:span text:style-name="T3">proceeded immediately. </text:span><text:s/></text:p>
      <text:p text:style-name="P8"/>
      <text:p text:style-name="P9">Potentially you can lift the restriction of trading only 1 pair of adder+cutter per day if you make money on the roundtrip? <text:span text:style-name="T4">(0.3% on 15000 is $45) (potentially yes, the risk is after you add you won’t be able to liquidate at a good level, causing delta loss, you will be stuck on that trade)</text:span></text:p>
      <text:p text:style-name="P9"/>
      <text:p text:style-name="P9"/>
      <text:p text:style-name="P10">Change the system by a bit each time, <text:span text:style-name="T5">in order to iterate towards optimality. Use feedback from reality to continuously improve the system. </text:span></text:p>
      <text:p text:style-name="P10"/>
      <text:p text:style-name="P11">Once you max out the effectiveness of a strategy, also consider other strategies. </text:p>
      <text:p text:style-name="P8"/>
      <text:p text:style-name="P13">5.3</text:p>
      <text:p text:style-name="P12">Conservative entry was much better and it made money on certain stocks.</text:p>
      <text:p text:style-name="P12">Therefore, implement a cutter cushion, also 30 bps. </text:p>
      <text:p text:style-name="P12"/>
      <text:p text:style-name="P5"/>
      <text:p text:style-name="P14">5.4</text:p>
      <text:p text:style-name="P24">Problem: too many knockouts of false crosses + bug where entrance with cushion results in automatic cutting. (Implement min entr<text:span text:style-name="T23">y</text:span> <text:span text:style-name="T22">dev</text:span> to raise the bar to reduce false crosses . Ensure min entr<text:span text:style-name="T23">y</text:span> dev &gt; cushion, not breaching when filled.)</text:p>
      <text:p text:style-name="P23"/>
      <text:p text:style-name="P14">Increase min entry dev to 0.3% to deter trading in non movers. </text:p>
      <text:p text:style-name="P14">There was an error by construction: enter at 0.3% below bid (or above ask) <text:span text:style-name="T8">coupled with min_entry_dev at 0%</text:span> <text:s/><text:span text:style-name="T24">leads to → breaching </text:span>at entr<text:span text:style-name="T25">y</text:span>. <text:span text:style-name="T6">So at least you need to have more deviation than the safety cushion. </text:span></text:p>
      <text:p text:style-name="P14"/>
      <text:p text:style-name="P15">The winners usually have about 1-2% dev at entrance.</text:p>
      <text:p text:style-name="P15"/>
      <text:p text:style-name="P16"><text:soft-page-break/>Trade on aapl wasn’t filled, entered at 210.23 which is already below mOpen 210.79. </text:p>
      <text:p text:style-name="P16"/>
      <text:p text:style-name="P17">So try 0.35% first. <text:span text:style-name="T7">Basically, whenever it reaches above 0.35%, enter at 0.05% dev.</text:span></text:p>
      <text:p text:style-name="P17"/>
      <text:p text:style-name="P18">By 80 20 principle, 20% trades generate 80% of the value. Eliminate those which are not likely to be a part of the 20% winners. </text:p>
      <text:p text:style-name="P18"/>
      <text:p text:style-name="P18"/>
      <text:p text:style-name="P26"><text:span text:style-name="T13">Problem: </text:span>On NIO, <text:span text:style-name="T9">sudden rise which results in inability to fill. (solution: refresh stale breach cutter every 15 minutes to ensure timely cutting)</text:span></text:p>
      <text:p text:style-name="P19">The only way to get around this is </text:p>
      <text:p text:style-name="P19">1. patient dev, <text:span text:style-name="T10">would achieve better levels as patience gets paid. Saves on per trade cost but cannot protect against huge move against the stock.</text:span></text:p>
      <text:p text:style-name="P20">2. market order, <text:span text:style-name="T10">would guarantee fill but have no idea where the fill is.Breach cutting will be done collectively at a much worse level.</text:span></text:p>
      <text:p text:style-name="P20"/>
      <text:p text:style-name="P20"><text:span text:style-name="T11">Estimate: easily cut 30 positions a day. Each position is 12k USD, this is cutting 360k USD. With market order, you avoid losing the $700 on idio risk but even an average 0.2% market order cost would result in a loss of $700 over patient dev. </text:span></text:p>
      <text:p text:style-name="P20"/>
      <text:p text:style-name="P21">The bias in this scenario: prefer to lose small bits of money on a large number of stocks than to lose a lot of money on a few stocks. Chanos remembers his worst mistakes. <text:span text:style-name="T12">Here the problem is, would you lose more than 0.2% on every cut on 30 stocks or lose 6% on one stock? The net result is the same. But in the case of 1 stock, that causes loss aversion, inability to think probabilistically about the net expectation. You are looking at that one loss individually; but the patient dev trader should be looked at from the perspective of the portfolio. It saves 0.2% on each cutting, but it causes a loss of 6% approximately 3% of the time. </text:span></text:p>
      <text:p text:style-name="P21"/>
      <text:p text:style-name="P22">Now on iteration of the probability space: you will have huge moves against the position intraday. </text:p>
      <text:p text:style-name="P22"/>
      <text:p text:style-name="P22"><text:span text:style-name="T14">One possible</text:span> way to alleviate this is to keep track of all breach cutters that are failing and change their limit price to the current bid/ask. →<text:span text:style-name="T15"> Implemented checking every minute for breach cutteres that are stale (defined to be submitted 15 minutes ago not filled). Cancel the order and update the price to the current bid/ask and run another round of 100 Guarantee dev handler. This will prevent the problem of all day unfilled breach cutters leading to uncontrolled losses. </text:span></text:p>
      <text:p text:style-name="P22"/>
      <text:p text:style-name="P22"/>
      <text:p text:style-name="P22"/>
      <text:p text:style-name="P27">Problem: There are lot of things that are not filled. <text:span text:style-name="T21">(Solution: less cushion, control false crosses by min_entry, reducing cushion to allow in more qualified stocks)</text:span></text:p>
      <text:p text:style-name="P28">Some unfilled orders have too far of a limit price. Intraday prices don’t even move close to these. In these scenarios, 30 bps cushion is too big. </text:p>
      <text:p text:style-name="P28"/>
      <text:p text:style-name="P30">Cushion is currently preventing me from entering into trades that would be profitable. Cushion was put in place in order to save on costs of the <text:span text:style-name="T16">wavering stocks. </text:span></text:p>
      <text:p text:style-name="P30"/>
      <text:p text:style-name="P31">Today minimum entry dev was put in to reduce trading of <text:span text:style-name="T18">false crosses</text:span>. Stocks that are too close are <text:span text:style-name="T19">NOT</text:span> traded. <text:span text:style-name="T17">This will reduce the need of the cushion in the sense that there are overall less false crosses now. The result of this is more fills less misses. Downside? You will lose 10 bps more than before after changing the cushion from 30 to 20 bps. </text:span></text:p>
      <text:p text:style-name="P31"/>
      <text:p text:style-name="P32">Key is slow iteration, don’t make massive changes like mid april, where max entrance dev was taken out, and caused losses in pharms, bitcoin. </text:p>
      <text:p text:style-name="P32"/>
      <text:p text:style-name="P33"><text:soft-page-break/>When you are iterating towards the goal, make small steps so that the iteration will converge to the optimum. Moving too fast will <text:span text:style-name="T20">slow down and screw </text:span>up the iteration process.</text:p>
      <text:p text:style-name="P33"/>
      <text:p text:style-name="P25">Key Takeaway of today</text:p>
      <text:list xml:id="list1735267010" text:style-name="L1">
        <text:list-item>
          <text:p text:style-name="P34">slow iteration, only amend the paramter by a little bit to <text:span text:style-name="T26">experiment </text:span>without incurring <text:span text:style-name="T27">large</text:span> loss<text:span text:style-name="T27">es</text:span> <text:span text:style-name="T28">like </text:span>April</text:p>
        </text:list-item>
        <text:list-item>
          <text:p text:style-name="P35">Look at the worst performing stocks. Eliminate the worst performers and <text:span text:style-name="T29">control </text:span>how much damage they can inflict in the worst case scenario, you can perform better (Munger’s inversion: think about what not to do is easier than what to do)</text:p>
        </text:list-item>
        <text:list-item>
          <text:p text:style-name="P36">Keep questioning your pre-existing assumptions along the way, <text:span text:style-name="T31">be careful of sensationalism bias(availability heuristic): where people emphasize unlikely events and unable to look at the statistical average. Today there was a stock down 6% due to not filled. You need to find out if you should 1. use market orders for all 2. use market orders for stale cutters 3. </text:span></text:p>
        </text:list-item>
        <text:list-item>
          <text:p text:style-name="P36">first, <text:span text:style-name="T30">define </text:span>the problems and then attempt to arrive at a solution. There is no way you can arrive at a solution without first clearly defining the problem.</text:p>
        </text:list-item>
        <text:list-item>
          <text:p text:style-name="P36"/>
        </text:list-item>
      </text:list>
      <text:p text:style-name="P29"/>
      <text:p text:style-name="P29"/>
      <text:p text:style-name="P22"/>
      <text:p text:style-name="P21"/>
      <text:p text:style-name="P21"/>
      <text:p text:style-name="P19"/>
      <text:p text:style-name="P19"/>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05:12:07.555679195</meta:creation-date>
    <meta:generator>LibreOffice/6.0.7.3$Linux_X86_64 LibreOffice_project/00m0$Build-3</meta:generator>
    <dc:date>2019-05-04T09:33:14.228895081</dc:date>
    <meta:editing-duration>PT5H33M11S</meta:editing-duration>
    <meta:editing-cycles>102</meta:editing-cycles>
    <meta:document-statistic meta:table-count="0" meta:image-count="0" meta:object-count="0" meta:page-count="3" meta:paragraph-count="49" meta:word-count="1142" meta:character-count="6433" meta:non-whitespace-character-count="5333"/>
  </office:meta>
</office:document-meta>
</file>